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79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29.37mm"/>
    </style:style>
    <style:style style:name="co6" style:family="table-column">
      <style:table-column-properties fo:break-before="auto" style:column-width="66.11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11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price_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Cost (€)</text:p>
          </table:table-cell>
          <table:table-cell table:style-name="ce1" office:value-type="string" calcext:value-type="string">
            <text:p>Total Cost (€)</text:p>
          </table:table-cell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Cost (€)</text:p>
          </table:table-cell>
          <table:table-cell table:style-name="ce1" office:value-type="string" calcext:value-type="string">
            <text:p>Total Cost (€)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Total Circuit Cost</text:p>
          </table:table-cell>
          <table:table-cell table:style-name="ce1" table:number-columns-repeated="3"/>
          <table:table-cell table:style-name="ce1" office:value-type="float" office:value="30.08" calcext:value-type="float">
            <text:p>30.08</text:p>
          </table:table-cell>
          <table:table-cell/>
          <table:table-cell table:style-name="ce1" office:value-type="string" calcext:value-type="string">
            <text:p>Cost Per Electrode</text:p>
          </table:table-cell>
          <table:table-cell table:style-name="ce1" table:number-columns-repeated="3"/>
          <table:table-cell table:style-name="ce3" table:formula="of:=SUM([.K3:.K5])" office:value-type="float" office:value="0.6965" calcext:value-type="float">
            <text:p>0.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NUCLEO-F303K8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.98" calcext:value-type="float">
            <text:p>10.98</text:p>
          </table:table-cell>
          <table:table-cell/>
          <table:table-cell table:style-name="ce1" office:value-type="string" calcext:value-type="string">
            <text:p>ECG Electrode Pads</text:p>
          </table:table-cell>
          <table:table-cell table:style-name="ce1" office:value-type="string" calcext:value-type="string">
            <text:p>Medisa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84" calcext:value-type="float">
            <text:p>0.084</text:p>
          </table:table-cell>
          <table:table-cell table:style-name="ce3" office:value-type="float" office:value="0.084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TLC2274ACN Quad Operation Amplifi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94" calcext:value-type="float">
            <text:p>1.94</text:p>
          </table:table-cell>
          <table:table-cell/>
          <table:table-cell table:style-name="ce1" office:value-type="string" calcext:value-type="string">
            <text:p>Rubber Shower Hose Washer (10mm)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5" calcext:value-type="float">
            <text:p>0.45</text:p>
          </table:table-cell>
          <table:table-cell table:style-name="ce3" office:value-type="float" office:value="0.45" calcext:value-type="float">
            <text:p>0.4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MIC37100-1.5WS 1.5V Regulato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8" calcext:value-type="float">
            <text:p>0.48</text:p>
          </table:table-cell>
          <table:table-cell/>
          <table:table-cell table:style-name="ce1" office:value-type="string" calcext:value-type="string">
            <text:p>Button Snaps (13mm)</text:p>
          </table:table-cell>
          <table:table-cell table:style-name="ce1" office:value-type="string" calcext:value-type="string">
            <text:p>Hickey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.95/12" office:value-type="float" office:value="0.1625" calcext:value-type="float">
            <text:p>0.1625</text:p>
          </table:table-cell>
          <table:table-cell table:style-name="ce3" table:formula="of:=[.I5]*[.J5]" office:value-type="float" office:value="0.1625" calcext:value-type="float">
            <text:p>0.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D623AN Instrumentation Amplifi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.45" calcext:value-type="float">
            <text:p>5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B-TTL Converte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C817N Opto-Couple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47" calcext:value-type="float">
            <text:p>0.0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N4148 Diode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82" calcext:value-type="float">
            <text:p>0.0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ZX84C3V6L Zener Diode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12" calcext:value-type="float">
            <text:p>0.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9V Battery</text:p>
          </table:table-cell>
          <table:table-cell table:style-name="ce1" office:value-type="string" calcext:value-type="string">
            <text:p>Hardware Sho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9V Battery Snap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57" calcext:value-type="float">
            <text:p>0.0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eadboar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815" calcext:value-type="float">
            <text:p>1.8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p Ceramic Capacti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0p Ceramic Capact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n Ceramic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0n Ceramic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30n Ceramic Capacti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u Ceramic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u Polarised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u Polarised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37" calcext:value-type="float">
            <text:p>0.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30u Polarised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37" calcext:value-type="float">
            <text:p>0.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70u Polarised Capaci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37" calcext:value-type="float">
            <text:p>0.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20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20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20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K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29" calcext:value-type="float">
            <text:p>0.0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K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.2K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2K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M Resistor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00k Trimm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77" calcext:value-type="float">
            <text:p>2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price_list.G1:price_list.K5" table:orientation="column"/>
        <table:database-range table:name="Table2" table:target-range-address="price_list.A1:price_list.E3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0111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4T22:39:11.202866945</dc:date>
    <meta:editing-cycles>5</meta:editing-cycles>
    <meta:editing-duration>PT1H50M26S</meta:editing-duration>
    <meta:document-statistic meta:table-count="1" meta:cell-count="179" meta:object-count="0"/>
  </office:meta>
</office:document-meta>
</file>